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language="en" fo:country="US"/>
    </style:style>
    <style:style style:name="P2" style:family="paragraph" style:parent-style-name="Standard">
      <style:paragraph-properties fo:text-align="justify" style:justify-single-word="false"/>
      <style:text-properties fo:color="#000000" fo:language="en" fo:country="US"/>
    </style:style>
    <style:style style:name="P3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/>
      <style:text-properties fo:color="#000000" fo:language="en" fo:country="US"/>
    </style:style>
    <style:style style:name="P4" style:family="paragraph" style:parent-style-name="Text_20_body">
      <style:paragraph-properties fo:text-align="justify" style:justify-single-word="false"/>
      <style:text-properties fo:color="#000000" fo:language="en" fo:country="US"/>
    </style:style>
    <style:style style:name="P5" style:family="paragraph" style:parent-style-name="Standard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6" style:family="paragraph" style:parent-style-name="Standard" style:list-style-name="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fo:color="#000000" fo:language="en" fo:country="US" fo:font-style="italic" style:font-style-asian="italic" style:font-style-complex="italic"/>
    </style:style>
    <style:style style:name="P9" style:family="paragraph" style:parent-style-name="Standard" style:list-style-name="">
      <style:paragraph-properties fo:text-align="justify" style:justify-single-word="false"/>
      <style:text-properties fo:color="#000000" fo:language="en" fo:country="US" fo:font-style="italic" style:font-style-asian="italic" style:font-style-complex="italic"/>
    </style:style>
    <style:style style:name="P10" style:family="paragraph" style:parent-style-name="Text_20_body" style:list-style-name="">
      <style:paragraph-properties fo:text-align="justify" style:justify-single-word="false"/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Heading_20_1" style:list-style-name="">
      <style:paragraph-properties fo:text-align="justify" style:justify-single-word="false"/>
      <style:text-properties fo:color="#000000" fo:language="en" fo:country="US"/>
    </style:style>
    <style:style style:name="P12" style:family="paragraph" style:parent-style-name="Heading_20_3" style:list-style-name="">
      <style:paragraph-properties fo:text-align="justify" style:justify-single-word="false"/>
      <style:text-properties fo:color="#000000" fo:language="en" fo:country="US"/>
    </style:style>
    <style:style style:name="T1" style:family="text">
      <style:text-properties style:text-position="super 58%"/>
    </style:style>
    <style:style style:name="T2" style:family="text">
      <style:text-properties style:font-name="DejaVu Sans Mono" fo:font-size="10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SEP # 88: New functions to get remote files</text:h>
      <text:p text:style-name="P3"/>
      <text:p text:style-name="P2"/>
      <text:p text:style-name="P2">Version:1.0</text:p>
      <text:p text:style-name="P2">Author: Sylvestre Ledru</text:p>
      <text:p text:style-name="P2">State: DRAFT</text:p>
      <text:p text:style-name="P2">Scilab-Version: Scilab 5.5.0</text:p>
      <text:p text:style-name="P2">Created: January 24<text:span text:style-name="T1">th</text:span>, 2013</text:p>
      <text:p text:style-name="P3"/>
      <text:p text:style-name="P2"/>
      <text:h text:style-name="P12" text:outline-level="3">Abstract</text:h>
      <text:p text:style-name="P2"><text:span text:style-name="T3">This document presents three new functions to retrieve remote files from a URL.</text:span></text:p>
      <text:p text:style-name="P5"/>
      <text:h text:style-name="P12" text:outline-level="3">Rationale</text:h>
      <text:h text:style-name="P6" text:outline-level="3"><text:span text:style-name="T5">Scilab is more and more used as part of workflows. In some cases, remote dataset or files need to be accessed during the Scilab process. </text:span></text:h>
      <text:h text:style-name="P6" text:outline-level="3"><text:span text:style-name="T5">The goal of this SEP is to propose the introduction of three new functions:</text:span></text:h>
      <text:list xml:id="list1035432303" text:style-name="L2">
        <text:list-item>
          <text:h text:style-name="P7" text:outline-level="3"><text:span text:style-name="T6">getURLcontent </text:span><text:span text:style-name="T5">- Return the content of an URL (HTTP, HTTPS, FTP...)</text:span></text:h>
          <text:h text:style-name="P7" text:outline-level="3"><text:span text:style-name="T5">Profiles:</text:span></text:h>
          <text:h text:style-name="P8" text:outline-level="3"><text:span text:style-name="T5">filename = getURL(URL [, targetDir [, username [, password]]]]);</text:span></text:h>
          <text:h text:style-name="P8" text:outline-level="3"><text:span text:style-name="T5">filename = getURL(URL [, targetFile [, username [, password]]]]);</text:span></text:h>
        </text:list-item>
      </text:list>
      <text:h text:style-name="P9" text:outline-level="3"><text:span text:style-name="T5"/></text:h>
      <text:list xml:id="list1205876349" text:continue-numbering="true" text:style-name="L2">
        <text:list-item>
          <text:h text:style-name="P7" text:outline-level="3"><text:span text:style-name="T6">getURL</text:span><text:span text:style-name="T5"> - Download an URL (HTTP, HTTPS, FTP...)</text:span></text:h>
          <text:h text:style-name="P7" text:outline-level="3"><text:span text:style-name="T5">Profile:</text:span></text:h>
          <text:h text:style-name="P7" text:outline-level="3"><text:span text:style-name="T6">output = getURLcontent(URL [, username, [, password]]);</text:span></text:h>
          <text:h text:style-name="P7" text:outline-level="3"><text:span text:style-name="T5"></text:span></text:h>
        </text:list-item>
        <text:list-item>
          <text:h text:style-name="P7" text:outline-level="3"><text:span text:style-name="T6">splitURL </text:span><text:span text:style-name="T5">- Split a URL (HTTP, HTTPS, FTP...)</text:span></text:h>
          <text:h text:style-name="P7" text:outline-level="3"><text:span text:style-name="T5">Profile:</text:span></text:h>
          <text:h text:style-name="P8" text:outline-level="3"><text:span text:style-name="T5">[proto, server, path, query, username, port, fragment] = splitURL(URL);</text:span></text:h>
        </text:list-item>
      </text:list>
      <text:h text:style-name="P9" text:outline-level="3"><text:span text:style-name="T5"/></text:h>
      <text:h text:style-name="P6" text:outline-level="3"><text:span text:style-name="T5"/></text:h>
      <text:h text:style-name="P6" text:outline-level="3"><text:span text:style-name="T5"><text:s text:c="4"/></text:span></text:h>
      <text:h text:style-name="P12" text:outline-level="3">Technical aspects</text:h>
      <text:h text:style-name="P10" text:outline-level="3">The feature will be based on the CURL library (<text:a xlink:type="simple" xlink:href="http://curl.haxx.se/">http://curl.haxx.se/</text:a>), this library is widely used for such use cases and available on any operating system and already packaged in any distribution.</text:h>
      <text:h text:style-name="P10" text:outline-level="3"/>
      <text:h text:style-name="P12" text:outline-level="3">Node</text:h>
      <text:h text:style-name="P10" text:outline-level="3">ATOMS is currently using unix_w to curl or wget binaries to retrieve the original tarball. Thanks to the implementation of these functions, the Scilab code and packaging will be improved.</text:h>
      <text:h text:style-name="P10" text:outline-level="3"/>
      <text:h text:style-name="P12" text:outline-level="3"><text:soft-page-break/>Changelog</text:h>
      <text:p text:style-name="P4"><text:tab/><text:span text:style-name="T2">1.0 – Initial Version </text:span></text:p>
      <text:h text:style-name="P12" text:outline-level="3">Copyright</text:h>
      <text:p text:style-name="P1"><text:tab/>This document has been placed under the license CeCILL-B.</text:p>
      <text:p text:style-name="Standard"><text:span text:style-name="Cita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next-style-name="Text_20_body" style:class="text">
      <style:paragraph-properties fo:margin-top="0.423cm" fo:margin-bottom="0.212cm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423cm" fo:margin-bottom="0.212cm" style:writing-mode="page"/>
      <style:text-properties style:font-name="Nimbus Sans L" fo:font-size="14pt" fo:language="fr" fo:country="FR" fo:font-weight="bold" style:letter-kerning="tru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6T09:52:17.95</meta:creation-date>
    <dc:date>2013-01-24T18:12:00</dc:date>
    <meta:editing-duration>PT1H19M53S</meta:editing-duration>
    <meta:editing-cycles>26</meta:editing-cycles>
    <meta:generator>LibreOffice/3.5$Linux_X86_64 LibreOffice_project/350m1$Build-2</meta:generator>
    <dc:creator>Sylvestre Ledru</dc:creator>
    <meta:document-statistic meta:table-count="0" meta:image-count="0" meta:object-count="0" meta:page-count="2" meta:paragraph-count="31" meta:word-count="230" meta:character-count="1414" meta:non-whitespace-character-count="1208"/>
  </office:meta>
</office:document-meta>
</file>